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k</mi>
      <mi mathvariant="normal">Ω</mi>
      <mtext>,    </mtext>
      <mrow>
        <msub>
          <mi>R</mi>
          <mn>2</mn>
        </msub>
        <mo stretchy="false">=</mo>
        <mn>1.8</mn>
      </mrow>
      <mi>k</mi>
      <mrow>
        <mi mathvariant="normal">Ω</mi>
        <mo stretchy="false">=</mo>
        <mfrac>
          <mn>9</mn>
          <mn>5</mn>
        </mfrac>
      </mrow>
      <mi>k</mi>
      <mi mathvariant="normal">Ω</mi>
      <mtext>,    </mtext>
      <mrow>
        <msub>
          <mi>R</mi>
          <mn>3</mn>
        </msub>
        <mo stretchy="false">=</mo>
        <mn>2.2</mn>
      </mrow>
      <mi>k</mi>
      <mrow>
        <mi mathvariant="normal">Ω</mi>
        <mo stretchy="false">=</mo>
        <mfrac>
          <mn>11</mn>
          <mn>5</mn>
        </mfrac>
      </mrow>
      <mi>k</mi>
      <mi mathvariant="normal">Ω</mi>
      <mtext>,    </mtext>
      <mrow>
        <msub>
          <mi>R</mi>
          <mn>4</mn>
        </msub>
        <mo stretchy="false">=</mo>
        <mn>3.3</mn>
      </mrow>
      <mi>k</mi>
      <mrow>
        <mi mathvariant="normal">Ω</mi>
        <mo stretchy="false">=</mo>
        <mfrac>
          <mn>33</mn>
          <mn>10</mn>
        </mfrac>
      </mrow>
      <mi>k</mi>
      <mi mathvariant="normal">Ω</mi>
      <mtext>,    </mtext>
      <mrow>
        <msub>
          <mi>R</mi>
          <mn>5</mn>
        </msub>
        <mo stretchy="false">=</mo>
        <mn>5.6</mn>
      </mrow>
      <mi>k</mi>
      <mrow>
        <mi mathvariant="normal">Ω</mi>
        <mo stretchy="false">=</mo>
        <mfrac>
          <mn>28</mn>
          <mn>5</mn>
        </mfrac>
      </mrow>
      <mi>k</mi>
      <mi mathvariant="normal">Ω</mi>
    </mrow>
    <annotation encoding="StarMath 5.0">R_{1} = 1k %OMEGA ",    "
R_{2} = 1.8k %OMEGA = 9 over 5 k%OMEGA ",    "
R_{3} = 2.2k %OMEGA = 11 over 5 k%OMEGA ",    "
R_{4} = 3.3k %OMEGA = 33 over 10 k%OMEGA ",    "
R_{5} = 5.6k %OMEGA = 28 over 5 k%OMEG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3:56:16.991000000</meta:creation-date>
    <meta:generator>LibreOffice/6.2.5.2$Windows_X86_64 LibreOffice_project/1ec314fa52f458adc18c4f025c545a4e8b22c159</meta:generator>
  </office:meta>
</office:document-meta>
</file>